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33C8234D9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ff0000" draw:fill-color="#ff0000" draw:auto-grow-height="false" fo:min-height="0.749cm" fo:min-width="0.499cm" fo:wrap-option="no-wrap"/>
    </style:style>
    <style:style style:name="gr3" style:family="graphic" style:parent-style-name="standard">
      <style:graphic-properties draw:stroke="none" draw:fill="none" fo:min-height="0.94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color="#ff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17.498cm" svg:height="20.999cm" svg:x="5.602cm" svg:y="0.001cm">
          <draw:image xlink:href="Pictures/10000000000002B20000033C8234D96E.png" xlink:type="simple" xlink:show="embed" xlink:actuate="onLoad">
            <text:p/>
          </draw:image>
        </draw:frame>
        <draw:custom-shape draw:style-name="gr2" draw:layer="layout" svg:width="15.5cm" svg:height="3.3cm" svg:x="6.5cm" svg:y="8.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layer="layout" svg:width="15.5cm" svg:height="2.6cm" svg:x="6.5cm" svg:y="0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1" draw:layer="layout" svg:width="0.972cm" svg:height="1.196cm" svg:x="13.625cm" svg:y="0.885cm">
          <draw:text-box>
            <text:p text:style-name="P1"><text:span text:style-name="T1">1</text:span></text:p>
          </draw:text-box>
        </draw:frame>
        <draw:custom-shape draw:style-name="gr2" draw:layer="layout" svg:width="15.5cm" svg:height="4.1cm" svg:x="6.5cm" svg:y="15.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1" draw:layer="layout" svg:width="0.972cm" svg:height="1.196cm" svg:x="13.625cm" svg:y="8.385cm">
          <draw:text-box>
            <text:p text:style-name="P1"><text:span text:style-name="T1">2</text:span></text:p>
          </draw:text-box>
        </draw:frame>
        <draw:frame draw:style-name="gr3" draw:text-style-name="P1" draw:layer="layout" svg:width="0.972cm" svg:height="1.196cm" svg:x="17.625cm" svg:y="16.685cm">
          <draw:text-box>
            <text:p text:style-name="P1"><text:span text:style-name="T1">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20T07:37:52</meta:creation-date>
    <meta:editing-duration>PT00H12M05S</meta:editing-duration>
    <meta:editing-cycles>2</meta:editing-cycles>
    <dc:date>2011-10-20T07:49:55</dc:date>
    <dc:creator>Stephan Keller</dc:creator>
    <meta:document-statistic meta:object-count="30"/>
    <meta:generator>OpenOffice.org/3.2$Linux OpenOffice.org_project/320m12$Build-9483</meta:generator>
  </office:meta>
</office:document-meta>
</file>